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97178A3995538D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f2ab9"/>
    </style:style>
    <style:style style:name="P3" style:family="paragraph" style:parent-style-name="Text_20_body">
      <style:text-properties fo:font-variant="normal" fo:text-transform="none" fo:color="#125792" loext:opacity="100%" style:font-name="helvetica" fo:font-size="8.39999961853027pt" fo:letter-spacing="normal" fo:font-style="normal" fo:font-weight="normal" officeooo:paragraph-rsid="00134306" style:font-size-asian="10pt" style:font-size-complex="10pt"/>
    </style:style>
    <style:style style:name="P4" style:family="paragraph" style:parent-style-name="Text_20_body">
      <style:text-properties officeooo:paragraph-rsid="00134306"/>
    </style:style>
    <style:style style:name="P5" style:family="paragraph" style:parent-style-name="Text_20_body">
      <style:text-properties officeooo:paragraph-rsid="00216ff6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T3" style:family="text">
      <style:text-properties fo:font-variant="normal" fo:text-transform="none" fo:color="#125792" loext:opacity="100%" style:font-name="helvetica" fo:letter-spacing="normal" fo:font-style="normal" fo:font-weight="normal"/>
    </style:style>
    <style:style style:name="T4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728in, 3.1874in, 1.2339in, 3.1846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/></text:p>
      <text:p text:style-name="P5"><draw:frame draw:style-name="fr1" draw:name="Image1" text:anchor-type="char" svg:x="0.7953in" svg:y="1.9811in" svg:width="5.7417in" svg:height="3.3992in" draw:z-index="0"><draw:image xlink:href="Pictures/10000201000007800000043897178A3995538D71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13:24.955000000</dc:date>
    <meta:editing-duration>PT1H37M16S</meta:editing-duration>
    <meta:editing-cycles>24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